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actory.newPart( String fieldName , String valu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qualsFieldPart.isTrue( Map param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EqualsFieldPart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ctory.getForma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qualsFieldPart.parseValues( String value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EqualsFieldPart.EqualsFieldPart( String fieldName , String valu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